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20T17:33:07.15</meta:creation-date>
    <meta:document-statistic meta:table-count="0" meta:image-count="0" meta:object-count="0" meta:page-count="1" meta:paragraph-count="0" meta:word-count="0" meta:character-count="0"/>
    <dc:date>2009-11-20T17:33:48.98</dc:date>
    <meta:editing-duration>PT00H00M42S</meta:editing-duration>
    <meta:editing-cycles>1</meta:editing-cycles>
    <meta:generator>OpenOffice.org/3.2$Win32 OpenOffice.org_project/300m64$Build-9446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7c00ea009e003f00400004004500cf0097002d0010007a00980086003400f8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RBgK7h9wQLRgglzOpAer55T7paw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09AjBVpWmQcVsAb+bzxD4U9BeBU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KPj6jKjUpuetqgnMGg6z2NmHhGA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nfVj4LTp5Pucxpsg2m6c3YjASPo=</DigestValue>
      </Reference>
      <Reference URI="#ID_00960049005b00e8004d00be0048008500ac009e003400d20064005d00ea003d">
        <DigestMethod Algorithm="http://www.w3.org/2000/09/xmldsig#sha1"/>
        <DigestValue>G7JUUCsLgRWUvInkQi9Hk43UraI=</DigestValue>
      </Reference>
    </SignedInfo>
    <SignatureValue>DvdlSZEKzpX2oUsnKONP4Odgqbao0NJP5ZHwMR4nLzB8DOS/VkunUy3K7+sD059x
ZcWbh3Vkd9BwDpjCWltaLQ+xwZhp5XBxQIxpdXhwkbFkFjelSKujwgx6JNcJfStZ
HEHyoiJfFpuZom9mY+8YHPQWV4doG9eOBI4WZKXaq5k=</SignatureValue>
    <KeyInfo>
      <X509Data>
        <X509IssuerSerial>
          <X509IssuerName>CN=Sub CA 1 Root 8, OU=Development, O=OpenOffice.org, ST=Hamburg, C=DE</X509IssuerName>
          <X509SerialNumber>4097</X509SerialNumber>
        </X509IssuerSerial>
        <X509Certificate>MIIC0jCCAjugAwIBAgICEAEwDQYJKoZIhvcNAQEFBQAwaDELMAkGA1UEBhMCREUx
EDAOBgNVBAgTB0hhbWJ1cmcxFzAVBgNVBAoTDk9wZW5PZmZpY2Uub3JnMRQwEgYD
VQQLEwtEZXZlbG9wbWVudDEYMBYGA1UEAxMPU3ViIENBIDEgUm9vdCA4MB4XDTA5
MTEyMDE1NDcxNloXDTM0MTExNDE1NDcxNlowbzELMAkGA1UEBhMCREUxEDAOBgNV
BAgTB0hhbWJ1cmcxFzAVBgNVBAoTDk9wZW5PZmZpY2Uub3JnMRQwEgYDVQQLEwtE
ZXZlbG9wbWVudDEfMB0GA1UEAxMWVXNlciAyIFN1YiBDQSAxIFJvb3QgODCBnzAN
BgkqhkiG9w0BAQEFAAOBjQAwgYkCgYEAoVVnfuV6YusrNkX6HU3HDm3b9lRlTVU5
FOrBrXUbLy88bmfgbcZ2ZgwRoon+cDskPg0qE5+GtIqjJ1BSdx+4e4VONpRoTyMs
9qEPAbxt1OmkVBIVN71suq3teO0AzL6pIJn1pduWusuJa/8wNlyEd6gNKNP4IJkB
TQ+Os47ejQkCAwEAAaOBgzCBgDAxBggrBgEFBQcBAQQlMCMwIQYIKwYBBQUHMAGG
FWh0dHA6Ly9sb2NhbGhvc3Q6ODg4OTALBgNVHQ8EBAMCBeAwHQYDVR0OBBYEFPzc
pxzO0qnamnadro/IHla60tXVMB8GA1UdIwQYMBaAFO+9yI54efl2SxFZtsMyEAfA
vOOKMA0GCSqGSIb3DQEBBQUAA4GBAIcw7QjmA/rPZVrtnoPbZF+7a1zz24230JU1
jPbBHCzZDApBJ/kf5KollVk8RYWsDwJCkmfiCUXTwXtu20KEew1XR/UHON3POKwp
uRR5LgSloNZxvvptnrXNiZnRR1hWgYzUsJbG3KcbsO9rDCVfkrgBt3Tw40nrMCmf
87W9rkWZ</X509Certificate>
      </X509Data>
    </KeyInfo>
    <Object>
      <SignatureProperties>
        <SignatureProperty Id="ID_00960049005b00e8004d00be0048008500ac009e003400d20064005d00ea003d" Target="#ID_007c00ea009e003f00400004004500cf0097002d0010007a00980086003400f8">
          <dc:date xmlns:dc="http://purl.org/dc/elements/1.1/">2009-11-20T17:34:18,78</dc:date>
        </SignatureProperty>
      </SignatureProperties>
    </Object>
  </Signature>
</document-signatures>
</file>